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1f1f1f" loext:opacity="100%" fo:letter-spacing="normal" style:font-family-asian="'Noto Sans JP', sans-serif" style:font-size-asian="10.5pt" style:font-style-asian="normal" style:font-weight-asian="normal" loext:padding="0cm" loext:border="none"/>
    </style:style>
    <style:style style:name="T2" style:family="text">
      <style:text-properties fo:font-variant="normal" fo:text-transform="none" fo:color="#1f1f1f" loext:opacity="100%" fo:font-family="'Noto Sans JP', sans-serif" fo:font-size="10.5pt" fo:letter-spacing="normal" fo:font-style="normal" fo:font-weight="normal" loext:padding="0cm" loext:border="none"/>
    </style:style>
    <style:style style:name="T3" style:family="text">
      <style:text-properties fo:font-variant="normal" fo:text-transform="none" fo:color="#45b5f5" loext:opacity="100%" style:text-line-through-style="none" style:text-line-through-type="none" fo:font-family="'Noto Sans JP', sans-serif" fo:font-size="10.5pt" fo:letter-spacing="normal" fo:font-style="normal" style:text-underline-style="none" fo:font-weight="normal" style:text-blinking="false"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トランプ政権が新しい国家安全保障戦略を発表した。すでにこの基本的な内容は</text:span><text:span text:style-name="T2">1</text:span><text:span text:style-name="T1">ヶ月以上前からリークされ、方々で報道されていたが、やはりその内容は驚くべきものであった。その基本骨子は、アメリカの防衛の中心を西半球に定め、これをアメリカの生存圏とし、それ以外の地域からの関与を減らすというものだ。日本にも自力の国防が求められる。</text:span><text:span text:style-name="T2">CIA</text:span><text:span text:style-name="T1">の元分析官で著名な地政学の分析者であるラリー・ジョンソンの記事を掲載する。</text:span><text:line-break/><text:line-break/><text:span text:style-name="T1">トランプ政権の新たな国家安全保障戦略は、ウクライナをめぐる</text:span><text:span text:style-name="T2">NATO</text:span><text:span text:style-name="T1">との決別を示唆している</text:span><text:line-break/><text:span text:style-name="T2">2025</text:span><text:span text:style-name="T1">年</text:span><text:span text:style-name="T2">12</text:span><text:span text:style-name="T1">月</text:span><text:span text:style-name="T2">5</text:span><text:span text:style-name="T1">日、ラリー・</text:span><text:span text:style-name="T2">C</text:span><text:span text:style-name="T1">・ジョンソン</text:span><text:line-break/><text:a xlink:type="simple" xlink:href="https://sonar21.com/the-trump-administrations-new-us-national-security-strategy-signals-a-divorce-from-nato-over-ukraine/" office:target-frame-name="_blank" xlink:show="new" text:style-name="Internet_20_link" text:visited-style-name="Visited_20_Internet_20_Link"><text:span text:style-name="T3">https://sonar21.com/the-trump-administrations-new-...</text:span></text:a><text:line-break/><text:line-break/><text:span text:style-name="T1">国家安全保障戦略を文書で作成することは</text:span><text:span text:style-name="T2">1</text:span><text:span text:style-name="T1">つのことだが、ドナルド・トランプが本気で実行に移すかどうかが本当の試金石となる。 重要なポイントは、中国との関係緩和を美辞麗句で述べたことと、ウクライナを存続させる責任をヨーロッパに負わせたことだ。</text:span><text:line-break/><text:line-break/><text:span text:style-name="T1">ホワイトハウスが</text:span><text:span text:style-name="T2">12</text:span><text:span text:style-name="T1">月</text:span><text:span text:style-name="T2">4</text:span><text:span text:style-name="T1">日に発表した「</text:span><text:span text:style-name="T2">2025</text:span><text:span text:style-name="T1">年米国の国家安全保障戦略（</text:span><text:span text:style-name="T2">NSS</text:span><text:span text:style-name="T1">）」は、ドナルド・トランプ大統領の第</text:span><text:span text:style-name="T2">2</text:span><text:span text:style-name="T1">次政権下における米国の外交政策が、大統領第</text:span><text:span text:style-name="T2">1</text:span><text:span text:style-name="T1">期と比較して大きく転換する可能性を示している。 </text:span><text:span text:style-name="T2">33</text:span><text:span text:style-name="T1">ページに及ぶこの文書は、「アメリカ第一主義」を明確に打ち出しており、世界的な覇権主義やイデオロギー的な十字軍を否定し、国土安全保障、経済的繁栄、西半球における地域支配といった核心的な国益を守ることに焦点を当てた、現実的で取引的なリアリズムを支持している。 </text:span><text:line-break/><text:line-break/><text:span text:style-name="T1">過去のアメリカの行き過ぎた行動はアメリカを弱体化させた失敗であると批判し、トランプ大統領のアプローチを「新たな黄金時代」を切り開くための「必要な修正」と位置づけている。 この戦略は、多国間主義や民主主義の促進よりも、再工業化（</text:span><text:span text:style-name="T2">2030</text:span><text:span text:style-name="T1">年代までにアメリカ経済を</text:span><text:span text:style-name="T2">30</text:span><text:span text:style-name="T1">兆ドルから</text:span><text:span text:style-name="T2">40</text:span><text:span text:style-name="T1">兆ドルに成長させることを目指す）、国境の安全保障、ディールメーキングを優先している。 多極化する世界を容認し、中国を「ペースの脅威」から「経済的競争相手」に格下げし、敵対国に選択的に関与するよう求めている。 しかし、大統領就任から</text:span><text:span text:style-name="T2">11</text:span><text:span text:style-name="T1">カ月間のドナルド・トランプの行動は、書かれた戦略と一貫性がなく、矛盾さえしている。</text:span><text:line-break/><text:line-break/><text:span text:style-name="T1">例えば、インドとパキスタンの停戦、ガザの人質返還、ルワンダとコンゴ民主共和国の合意など）。</text:span><text:span text:style-name="T2">2025</text:span><text:span text:style-name="T1">年のハーグ・サミットでは、</text:span><text:span text:style-name="T2">NATO</text:span><text:span text:style-name="T1">加盟国が国防支出を</text:span><text:span text:style-name="T2">GDP</text:span><text:span text:style-name="T1">の</text:span><text:span text:style-name="T2">5</text:span><text:span text:style-name="T1">％に引き上げることを口約束した。 また、移民を安全保障上の最大の脅威と位置づけ、必要であればカルテルに対する武力行使を提唱し、気候変動や「ネット・ゼロ」政策が米国の利益に有害であるとして退けている。</text:span><text:line-break/><text:line-break/><text:span text:style-name="T1">同文書は、米国の戦略を国土防衛、西半球、経済再生の</text:span><text:span text:style-name="T2">3</text:span><text:span text:style-name="T1">つの柱に整理している。 第二の柱は、アジア、ヨーロッパ、中東、アフリカにおける選択的パートナーシップである。</text:span><text:line-break/><text:line-break/><text:span text:style-name="T1">以下は、トランプ（</text:span><text:span text:style-name="T2">2017</text:span><text:span text:style-name="T1">年）とバイデン（</text:span><text:span text:style-name="T2">2022</text:span><text:span text:style-name="T1">年）のそれぞれの大統領時代に発表された以前の戦略と比較した、戦略の主な修辞的転換である： </text:span><text:line-break/><text:line-break/><text:span text:style-name="T1">グローバル・コップからリージョナル・ヘゲモンへ バイデンの</text:span><text:span text:style-name="T2">2022</text:span><text:span text:style-name="T1">年版</text:span><text:span text:style-name="T2">NSS</text:span><text:span text:style-name="T1">（同盟と大国間競争を強調）やトランプの</text:span><text:span text:style-name="T2">2017</text:span><text:span text:style-name="T1">年版（中国／ロシアを修正主義者と名指しした）とは異なり、この文書は米国の海外における「永遠の負担」に終止符を打つ。 アメリカ大陸をユーラシア大陸よりも優先し、ヨーロッパと中東を優先順位の低い地域と位置づけている。</text:span><text:line-break/><text:span text:style-name="T1">イデオロギーの後退： 民主主義の推進は明確に放棄されている。「民主的な変化を押し付けることなく、平和的な商業関係を追求する」（ベネズエラの人々にそう言ってやってくれ）。 権威主義者は裁かれず、</text:span><text:span text:style-name="T2">EU</text:span><text:span text:style-name="T1">は </text:span><text:span text:style-name="T2">"</text:span><text:span text:style-name="T1">反民主的 </text:span><text:span text:style-name="T2">"</text:span><text:span text:style-name="T1">と呼ばれる。</text:span><text:line-break/><text:line-break/><text:soft-page-break/><text:span text:style-name="T1">対立する同盟国との関係： 欧州は、移民問題、言論の自由の抑制、「文明的抹殺」のリスク（例えば、人口動態の変化により「</text:span><text:span text:style-name="T2">20</text:span><text:span text:style-name="T1">年後には認識できなくなる」国々）に対する痛烈な批判に直面している。 米国はこれに抵抗する欧州の「愛国的」政党を支援すると宣言し、</text:span><text:span text:style-name="T2">EU</text:span><text:span text:style-name="T1">首脳からクレムリンのような暴言による非難を浴びる。</text:span><text:line-break/><text:line-break/><text:span text:style-name="T1">中国政策： 関与の失敗を認め、「相互に有利な」関係を模索するが、抑止力を伴う（例えば、台湾を「優先事項」とする）。 完全なデカップリングは行わないが、技術・依存関係には制限を設ける。</text:span><text:line-break/><text:span text:style-name="T1">多極化を受け入れる： 多極化の容認：地域大国にそれぞれの領域を管理するよう求め（例えば、東アジアでは日本、湾岸ではアラブ・イスラエル・ブロック）、直接的な対立を避けるために米国の自制を示す。</text:span><text:line-break/><text:line-break/><text:span text:style-name="T2">NSS</text:span><text:span text:style-name="T1">は、アメリカの</text:span><text:span text:style-name="T2">NATO</text:span><text:span text:style-name="T1">に対するアプローチに大きな変化をもたらし、無条件の同盟指導力よりも「負担の転嫁」を強調している。 </text:span><text:span text:style-name="T2">NATO</text:span><text:span text:style-name="T1">を価値観に基づく共同体としてではなく、米国のコミットメント（兵力、資金、核保証）が、欧州の同盟国が急進的な新たな要求を満たすことに結びつけられる取引的パートナーシップとして位置づけている。 この </text:span><text:span text:style-name="T2">"</text:span><text:span text:style-name="T1">アメリカ第一 </text:span><text:span text:style-name="T2">"</text:span><text:span text:style-name="T1">の再調整は、インド太平洋と西半球に米国の資源を優先させ、</text:span><text:span text:style-name="T2">"</text:span><text:span text:style-name="T1">永遠の重荷 </text:span><text:span text:style-name="T2">"</text:span><text:span text:style-name="T1">を避けるために欧州では緩和する。 主な変更点としては、</text:span><text:span text:style-name="T2">NATO</text:span><text:span text:style-name="T1">の拡張を停止すること、</text:span><text:span text:style-name="T2">2035</text:span><text:span text:style-name="T1">年までに</text:span><text:span text:style-name="T2">GDP</text:span><text:span text:style-name="T1">の</text:span><text:span text:style-name="T2">5</text:span><text:span text:style-name="T1">％の国防費を要求すること、ウクライナの停戦を通じてロシアとの「戦略的安定」を回復することなどがある。 米国は第</text:span><text:span text:style-name="T2">5</text:span><text:span text:style-name="T1">条と核の傘を再確認する一方で、欧州が歩み寄らなければ</text:span><text:span text:style-name="T2">2027</text:span><text:span text:style-name="T1">年までに部分的な撤退の可能性を示唆しており、欧州に対する人口統計学的・イデオロギー的批判の中で同盟の結束を危うくする。 ロシアがウクライナを敗北させれば、</text:span><text:span text:style-name="T2">NATO</text:span><text:span text:style-name="T1">の存続は正真正銘の懸念材料となるだろう。</text:span><text:line-break/><text:line-break/><text:span text:style-name="T1">同戦略は、</text:span><text:span text:style-name="T2">2025</text:span><text:span text:style-name="T1">年のハーグ・サミットにおける</text:span><text:span text:style-name="T2">NATO</text:span><text:span text:style-name="T1">の</text:span><text:span text:style-name="T2">5</text:span><text:span text:style-name="T1">％公約についてトランプ外交を評価しているが、移民と出生率の低下による欧州の「文明的抹殺」を警告しており、加盟国の中には数十年以内に「非欧州人が大多数」となり、米国の利益との整合性が損なわれる可能性があると推測している。</text:span><text:line-break/><text:line-break/><text:span text:style-name="T1">トランプ大統領の</text:span><text:span text:style-name="T2">NSS</text:span><text:span text:style-name="T1">は、ウクライナを浮揚させる責任を実質的に欧州に丸投げすることで、ウクライナ戦争に対する米国の政策の劇的な変化を示唆している。 </text:span><text:span text:style-name="T2">NSS</text:span><text:span text:style-name="T1">のウクライナに関する部分は、欧州諸国の軍事力に関する妄想である：</text:span><text:line-break/><text:line-break/><text:span text:style-name="T1">われわれは、ヨーロッパがヨーロッパであり続け、文明的自信を取り戻し、規制による息の根を止めるという失敗を放棄することを望んでいる。 </text:span><text:span text:style-name="T2">. . </text:span><text:span text:style-name="T1">この自信の欠如は、欧州とロシアとの関係に最も顕著に表れている。 欧州の同盟国は、核兵器を除けば、ほとんどすべての尺度においてロシアに対して大きなハードパワーの優位性を享受している。 </text:span><text:line-break/><text:line-break/><text:span text:style-name="T1">ロシアによるウクライナ戦争の結果、欧州の対ロ関係は今や深く減衰し、多くの欧州人がロシアを存亡の危機とみなしている。 ユーラシア大陸全体に戦略的安定の条件を再確立し、ロシアと欧州諸国との衝突のリスクを軽減するためにも、欧州とロシアとの関係を管理するには、米国の外交的関与が不可欠である。 </text:span><text:line-break/><text:line-break/><text:span text:style-name="T1">ウクライナにおける敵対行為の迅速な停止を交渉することは、欧州経済を安定させ、意図しない戦争の激化や拡大を防ぎ、ロシアとの戦略的安定を再確立するためであると同時に、ウクライナが実行可能な国家として存続できるよう、敵対行為後の復興を可能にするために、米国の中核的利益である。</text:span><text:line-break/><text:line-break/><text:span text:style-name="T1">ウクライナ戦争は、欧州、特にドイツの対外依存度を高めるという逆効果をもたらした。 今日、ドイツの化学企業は中国に世界最大級の加工工場を建設し、自国で入手できないロシアのガスを使用している。 トランプ政権は、民主主義の基本原則を踏みにじって反対派を弾圧するような不安定な少数派政権に居座り、戦争に非現実的な期待を抱く欧州高官と対立している。 欧州の大多数が平和を望んで</text:span><text:soft-page-break/><text:span text:style-name="T1">いるにもかかわらず、その望みが政策に反映されないのは、これらの政府が民主的プロセスを破壊しているからである。 欧州諸国が政治的危機に陥れば、自らを改革することはできないからだ。</text:span><text:line-break/><text:line-break/><text:span text:style-name="T1">当然のことながら、トランプの</text:span><text:span text:style-name="T2">NSS</text:span><text:span text:style-name="T1">のこの部分はヨーロッパでパニック的な反発を引き起こした。 スウェーデンのカール・ビルト元首相をはじめとするヨーロッパの指導者たちは、これを「極右の右」と呼び、同盟の浸食を警告した。 戦略国際問題研究所（</text:span><text:span text:style-name="T2">CSIS</text:span><text:span text:style-name="T1">）のアナリストは、そのプラグマティズムを称賛しているが、近視眼的であるとして、「より孤独で弱体化した」アメリカを予測している。 中国は、主権に関する安心感を前向きにとらえているが、経済的圧力には警戒感を抱いている。 アメリカでは、ジェイソン・クロウ議員のような民主党議員が、</text:span><text:span text:style-name="T2">NATO</text:span><text:span text:style-name="T1">などの同盟関係にとって「破滅的」なものだと考えている。</text:span><text:line-break/><text:line-break/><text:span text:style-name="T1">全体として、この戦略はアメリカが内側に軸足を移し、</text:span><text:span text:style-name="T2">NATO</text:span><text:span text:style-name="T1">の同盟国に安全保障の自費負担を強いる一方、ヨーロッパとのパートナーシップを分断するリスクを冒すことを示唆している。 アメリカは多極化する秩序の中で、豊かな半球の大国として位置づけられ、過度な拡張をすることなく世界的影響力を維持するために、取引と産業復興に賭けている。 文書全文はホワイトハウスのウェブサイトで閲覧できる。</text:span><text:line-break/><text:line-break/><text:span text:style-name="T1">以上である。</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20:56:08.800323112</meta:creation-date>
    <meta:generator>LibreOffice/25.8.3.2$Linux_X86_64 LibreOffice_project/580$Build-2</meta:generator>
    <dc:date>2025-12-07T20:56:58.475135040</dc:date>
    <meta:editing-duration>PT51S</meta:editing-duration>
    <meta:editing-cycles>1</meta:editing-cycles>
    <meta:document-statistic meta:table-count="0" meta:image-count="0" meta:object-count="0" meta:page-count="3" meta:paragraph-count="1" meta:word-count="3620" meta:character-count="3852" meta:non-whitespace-character-count="3762"/>
  </office:meta>
</office:document-meta>
</file>